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dor (2051452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ez (20485992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shington (20504641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on (20545073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llogg (20543785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8:55:39.804772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06T19:09:54.864259669</dc:date>
    <meta:editing-duration>PT2H27M4S</meta:editing-duration>
    <meta:editing-cycles>37</meta:editing-cycles>
    <meta:generator>LibreOffice/5.1.6.2$Linux_X86_64 LibreOffice_project/10m0$Build-2</meta:generator>
    <meta:document-statistic meta:table-count="1" meta:cell-count="62" meta:object-count="0"/>
  </office:meta>
</office:document-meta>
</file>